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  <style:paragraph-properties style:writing-mode="lr-tb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62cm" svg:height="0.6cm" svg:x="0.638cm" svg:y="0.4cm">
          <draw:text-box>
            <text:p><text:span text:style-name="T1">D1</text:span></text:p>
          </draw:text-box>
        </draw:frame>
        <draw:g>
          <draw:line draw:style-name="gr2" draw:text-style-name="P2" draw:layer="layout" svg:x1="0.6cm" svg:y1="0.2cm" svg:x2="0.6cm" svg:y2="2.2cm">
            <text:p/>
          </draw:line>
          <draw:path draw:style-name="gr2" draw:text-style-name="P2" draw:layer="layout" svg:width="0.706cm" svg:height="0.423cm" draw:transform="rotate (-0.785398163397448) translate (0.499999999999999cm 1cm)" svg:viewBox="0 0 707 424" svg:d="M0 424c141 0 141 0 141 0l425-424h141">
            <text:p/>
          </draw:path>
          <draw:custom-shape draw:style-name="gr3" draw:text-style-name="P3" draw:layer="layout" svg:width="0.6cm" svg:height="0.5cm" svg:x="0.3cm" svg:y="0.9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5cm" fo:page-height="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4T17:13:44.144000000</meta:creation-date>
    <dc:date>2021-07-04T17:29:02.902000000</dc:date>
    <meta:editing-duration>PT15M18S</meta:editing-duration>
    <meta:editing-cycles>2</meta:editing-cycles>
    <meta:generator>LibreOffice/6.4.4.2$Windows_X86_64 LibreOffice_project/3d775be2011f3886db32dfd395a6a6d1ca2630ff</meta:generator>
    <meta:document-statistic meta:object-count="5"/>
  </office:meta>
</office:document-meta>
</file>